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50.94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ext-properties fo:color="#158466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ext-properties fo:color="#800080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rp12-02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ce8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table:style-name="ce7" office:value-type="string" calcext:value-type="string">
            <text:p>(x- avg)^2</text:p>
          </table:table-cell>
          <table:table-cell table:style-name="ce4" office:value-type="string" calcext:value-type="string">
            <text:p>B</text:p>
          </table:table-cell>
          <table:table-cell table:style-name="ce7" office:value-type="string" calcext:value-type="string">
            <text:p>(x- avg)^2</text:p>
          </table:table-cell>
          <table:table-cell table:style-name="ce5" office:value-type="string" calcext:value-type="string">
            <text:p>C</text:p>
          </table:table-cell>
          <table:table-cell table:style-name="ce7" office:value-type="string" calcext:value-type="string">
            <text:p>(x- avg)^2</text:p>
          </table:table-cell>
          <table:table-cell table:style-name="ce6" office:value-type="string" calcext:value-type="string">
            <text:p>D</text:p>
          </table:table-cell>
          <table:table-cell table:style-name="ce7" office:value-type="string" calcext:value-type="string">
            <text:p>(x- avg)^2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2]-[.B$21])^2" office:value-type="float" office:value="14.2716049382716" calcext:value-type="float">
            <text:p>14.2716049382716</text:p>
          </table:table-cell>
          <table:table-cell table:style-name="ce4" office:value-type="float" office:value="44" calcext:value-type="float">
            <text:p>44</text:p>
          </table:table-cell>
          <table:table-cell table:style-name="ce8" table:formula="of:=([.D2]-[.D$21])^2" office:value-type="float" office:value="7.36734693877552" calcext:value-type="float">
            <text:p>7.36734693877552</text:p>
          </table:table-cell>
          <table:table-cell table:style-name="ce5" office:value-type="float" office:value="43" calcext:value-type="float">
            <text:p>43</text:p>
          </table:table-cell>
          <table:table-cell table:style-name="ce8" table:formula="of:=([.F2]-[.F$21])^2" office:value-type="float" office:value="3.75390625" calcext:value-type="float">
            <text:p>3.75390625</text:p>
          </table:table-cell>
          <table:table-cell table:style-name="ce6" office:value-type="float" office:value="34" calcext:value-type="float">
            <text:p>34</text:p>
          </table:table-cell>
          <table:table-cell table:style-name="ce8" table:formula="of:=([.H2]-[.H$21])^2" office:value-type="float" office:value="14.3316326530612" calcext:value-type="float">
            <text:p>14.331632653061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3]-[.B$21])^2" office:value-type="float" office:value="3.1604938271605" calcext:value-type="float">
            <text:p>3.1604938271605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formula="of:=([.D3]-[.D$21])^2" office:value-type="float" office:value="1.65306122448979" calcext:value-type="float">
            <text:p>1.65306122448979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[.F3]-[.F$21])^2" office:value-type="float" office:value="1.12890625" calcext:value-type="float">
            <text:p>1.12890625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([.H3]-[.H$21])^2" office:value-type="float" office:value="0.617346938775509" calcext:value-type="float">
            <text:p>0.61734693877550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4]-[.B$21])^2" office:value-type="float" office:value="0.0493827160493824" calcext:value-type="float">
            <text:p>0.049382716049382</text:p>
          </table:table-cell>
          <table:table-cell table:style-name="ce4" office:value-type="float" office:value="37" calcext:value-type="float">
            <text:p>37</text:p>
          </table:table-cell>
          <table:table-cell table:style-name="ce8" table:formula="of:=([.D4]-[.D$21])^2" office:value-type="float" office:value="18.3673469387755" calcext:value-type="float">
            <text:p>18.3673469387755</text:p>
          </table:table-cell>
          <table:table-cell table:style-name="ce5" office:value-type="float" office:value="42" calcext:value-type="float">
            <text:p>42</text:p>
          </table:table-cell>
          <table:table-cell table:style-name="ce8" table:formula="of:=([.F4]-[.F$21])^2" office:value-type="float" office:value="0.87890625" calcext:value-type="float">
            <text:p>0.87890625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([.H4]-[.H$21])^2" office:value-type="float" office:value="0.617346938775509" calcext:value-type="float">
            <text:p>0.617346938775509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5]-[.B$21])^2" office:value-type="float" office:value="0.604938271604939" calcext:value-type="float">
            <text:p>0.604938271604939</text:p>
          </table:table-cell>
          <table:table-cell table:style-name="ce4" office:value-type="float" office:value="43" calcext:value-type="float">
            <text:p>43</text:p>
          </table:table-cell>
          <table:table-cell table:style-name="ce8" table:formula="of:=([.D5]-[.D$21])^2" office:value-type="float" office:value="2.93877551020408" calcext:value-type="float">
            <text:p>2.93877551020408</text:p>
          </table:table-cell>
          <table:table-cell table:style-name="ce5" office:value-type="float" office:value="41" calcext:value-type="float">
            <text:p>41</text:p>
          </table:table-cell>
          <table:table-cell table:style-name="ce8" table:formula="of:=([.F5]-[.F$21])^2" office:value-type="float" office:value="0.00390625" calcext:value-type="float">
            <text:p>0.00390625</text:p>
          </table:table-cell>
          <table:table-cell table:style-name="ce6" office:value-type="float" office:value="41" calcext:value-type="float">
            <text:p>41</text:p>
          </table:table-cell>
          <table:table-cell table:style-name="ce8" table:formula="of:=([.H5]-[.H$21])^2" office:value-type="float" office:value="10.3316326530612" calcext:value-type="float">
            <text:p>10.3316326530612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6]-[.B$21])^2" office:value-type="float" office:value="7.71604938271605" calcext:value-type="float">
            <text:p>7.71604938271605</text:p>
          </table:table-cell>
          <table:table-cell table:style-name="ce4" office:value-type="float" office:value="41" calcext:value-type="float">
            <text:p>41</text:p>
          </table:table-cell>
          <table:table-cell table:style-name="ce8" table:formula="of:=([.D6]-[.D$21])^2" office:value-type="float" office:value="0.0816326530612239" calcext:value-type="float">
            <text:p>0.081632653061224</text:p>
          </table:table-cell>
          <table:table-cell table:style-name="ce5" office:value-type="float" office:value="41" calcext:value-type="float">
            <text:p>41</text:p>
          </table:table-cell>
          <table:table-cell table:style-name="ce8" table:formula="of:=([.F6]-[.F$21])^2" office:value-type="float" office:value="0.00390625" calcext:value-type="float">
            <text:p>0.00390625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([.H6]-[.H$21])^2" office:value-type="float" office:value="0.617346938775509" calcext:value-type="float">
            <text:p>0.617346938775509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7]-[.B$21])^2" office:value-type="float" office:value="10.3827160493827" calcext:value-type="float">
            <text:p>10.3827160493827</text:p>
          </table:table-cell>
          <table:table-cell table:style-name="ce4" office:value-type="float" office:value="43" calcext:value-type="float">
            <text:p>43</text:p>
          </table:table-cell>
          <table:table-cell table:style-name="ce8" table:formula="of:=([.D7]-[.D$21])^2" office:value-type="float" office:value="2.93877551020408" calcext:value-type="float">
            <text:p>2.93877551020408</text:p>
          </table:table-cell>
          <table:table-cell table:style-name="ce5" office:value-type="float" office:value="39" calcext:value-type="float">
            <text:p>39</text:p>
          </table:table-cell>
          <table:table-cell table:style-name="ce8" table:formula="of:=([.F7]-[.F$21])^2" office:value-type="float" office:value="4.25390625" calcext:value-type="float">
            <text:p>4.25390625</text:p>
          </table:table-cell>
          <table:table-cell table:style-name="ce6" office:value-type="float" office:value="39" calcext:value-type="float">
            <text:p>39</text:p>
          </table:table-cell>
          <table:table-cell table:style-name="ce8" table:formula="of:=([.H7]-[.H$21])^2" office:value-type="float" office:value="1.47448979591837" calcext:value-type="float">
            <text:p>1.47448979591837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8]-[.B$21])^2" office:value-type="float" office:value="17.8271604938272" calcext:value-type="float">
            <text:p>17.8271604938272</text:p>
          </table:table-cell>
          <table:table-cell table:style-name="ce4" office:value-type="float" office:value="42" calcext:value-type="float">
            <text:p>42</text:p>
          </table:table-cell>
          <table:table-cell table:style-name="ce8" table:formula="of:=([.D8]-[.D$21])^2" office:value-type="float" office:value="0.510204081632655" calcext:value-type="float">
            <text:p>0.510204081632655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[.F8]-[.F$21])^2" office:value-type="float" office:value="15.50390625" calcext:value-type="float">
            <text:p>15.50390625</text:p>
          </table:table-cell>
          <table:table-cell table:style-name="ce6" office:value-type="float" office:value="36" calcext:value-type="float">
            <text:p>36</text:p>
          </table:table-cell>
          <table:table-cell table:style-name="ce8" table:formula="of:=([.H8]-[.H$21])^2" office:value-type="float" office:value="3.18877551020408" calcext:value-type="float">
            <text:p>3.1887755102040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9]-[.B$21])^2" office:value-type="float" office:value="10.3827160493827" calcext:value-type="float">
            <text:p>10.3827160493827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formula="of:=([.D9]-[.D$21])^2" office:value-type="float" office:value="1.65306122448979" calcext:value-type="float">
            <text:p>1.65306122448979</text:p>
          </table:table-cell>
          <table:table-cell table:style-name="ce5" office:value-type="float" office:value="38" calcext:value-type="float">
            <text:p>38</text:p>
          </table:table-cell>
          <table:table-cell table:style-name="ce8" table:formula="of:=([.F9]-[.F$21])^2" office:value-type="float" office:value="9.37890625" calcext:value-type="float">
            <text:p>9.37890625</text:p>
          </table:table-cell>
          <table:table-cell table:style-name="ce6" office:value-type="float" office:value="41" calcext:value-type="float">
            <text:p>41</text:p>
          </table:table-cell>
          <table:table-cell table:style-name="ce8" table:formula="of:=([.H9]-[.H$21])^2" office:value-type="float" office:value="10.3316326530612" calcext:value-type="float">
            <text:p>10.3316326530612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10]-[.B$21])^2" office:value-type="float" office:value="4.93827160493827" calcext:value-type="float">
            <text:p>4.93827160493827</text:p>
          </table:table-cell>
          <table:table-cell table:style-name="ce4" office:value-type="float" office:value="43" calcext:value-type="float">
            <text:p>43</text:p>
          </table:table-cell>
          <table:table-cell table:style-name="ce8" table:formula="of:=([.D10]-[.D$21])^2" office:value-type="float" office:value="2.93877551020408" calcext:value-type="float">
            <text:p>2.93877551020408</text:p>
          </table:table-cell>
          <table:table-cell table:style-name="ce5" office:value-type="float" office:value="40" calcext:value-type="float">
            <text:p>40</text:p>
          </table:table-cell>
          <table:table-cell table:style-name="ce8" table:formula="of:=([.F10]-[.F$21])^2" office:value-type="float" office:value="1.12890625" calcext:value-type="float">
            <text:p>1.12890625</text:p>
          </table:table-cell>
          <table:table-cell table:style-name="ce6" office:value-type="float" office:value="42" calcext:value-type="float">
            <text:p>42</text:p>
          </table:table-cell>
          <table:table-cell table:style-name="ce8" table:formula="of:=([.H10]-[.H$21])^2" office:value-type="float" office:value="17.7602040816327" calcext:value-type="float">
            <text:p>17.76020408163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1]-[.B$21])^2" office:value-type="float" office:value="0.0493827160493824" calcext:value-type="float">
            <text:p>0.049382716049382</text:p>
          </table:table-cell>
          <table:table-cell table:style-name="ce4" office:value-type="float" office:value="42" calcext:value-type="float">
            <text:p>42</text:p>
          </table:table-cell>
          <table:table-cell table:style-name="ce8" table:formula="of:=([.D11]-[.D$21])^2" office:value-type="float" office:value="0.510204081632655" calcext:value-type="float">
            <text:p>0.510204081632655</text:p>
          </table:table-cell>
          <table:table-cell table:style-name="ce5" office:value-type="float" office:value="45" calcext:value-type="float">
            <text:p>45</text:p>
          </table:table-cell>
          <table:table-cell table:style-name="ce8" table:formula="of:=([.F11]-[.F$21])^2" office:value-type="float" office:value="15.50390625" calcext:value-type="float">
            <text:p>15.50390625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([.H11]-[.H$21])^2" office:value-type="float" office:value="0.617346938775509" calcext:value-type="float">
            <text:p>0.61734693877550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12]-[.B$21])^2" office:value-type="float" office:value="4.93827160493827" calcext:value-type="float">
            <text:p>4.93827160493827</text:p>
          </table:table-cell>
          <table:table-cell table:style-name="ce4" office:value-type="float" office:value="44" calcext:value-type="float">
            <text:p>44</text:p>
          </table:table-cell>
          <table:table-cell table:style-name="ce8" table:formula="of:=([.D12]-[.D$21])^2" office:value-type="float" office:value="7.36734693877552" calcext:value-type="float">
            <text:p>7.36734693877552</text:p>
          </table:table-cell>
          <table:table-cell table:style-name="ce5" office:value-type="float" office:value="34" calcext:value-type="float">
            <text:p>34</text:p>
          </table:table-cell>
          <table:table-cell table:style-name="ce8" table:formula="of:=([.F12]-[.F$21])^2" office:value-type="float" office:value="49.87890625" calcext:value-type="float">
            <text:p>49.87890625</text:p>
          </table:table-cell>
          <table:table-cell table:style-name="ce6" office:value-type="float" office:value="37" calcext:value-type="float">
            <text:p>37</text:p>
          </table:table-cell>
          <table:table-cell table:style-name="ce8" table:formula="of:=([.H12]-[.H$21])^2" office:value-type="float" office:value="0.617346938775509" calcext:value-type="float">
            <text:p>0.61734693877550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3]-[.B$21])^2" office:value-type="float" office:value="0.0493827160493824" calcext:value-type="float">
            <text:p>0.049382716049382</text:p>
          </table:table-cell>
          <table:table-cell table:style-name="ce4" office:value-type="float" office:value="42" calcext:value-type="float">
            <text:p>42</text:p>
          </table:table-cell>
          <table:table-cell table:style-name="ce8" table:formula="of:=([.D13]-[.D$21])^2" office:value-type="float" office:value="0.510204081632655" calcext:value-type="float">
            <text:p>0.510204081632655</text:p>
          </table:table-cell>
          <table:table-cell table:style-name="ce5" office:value-type="float" office:value="43" calcext:value-type="float">
            <text:p>43</text:p>
          </table:table-cell>
          <table:table-cell table:style-name="ce8" table:formula="of:=([.F13]-[.F$21])^2" office:value-type="float" office:value="3.75390625" calcext:value-type="float">
            <text:p>3.75390625</text:p>
          </table:table-cell>
          <table:table-cell table:style-name="ce6" office:value-type="float" office:value="33" calcext:value-type="float">
            <text:p>33</text:p>
          </table:table-cell>
          <table:table-cell table:style-name="ce8" table:formula="of:=([.H13]-[.H$21])^2" office:value-type="float" office:value="22.9030612244898" calcext:value-type="float">
            <text:p>22.9030612244898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14]-[.B$21])^2" office:value-type="float" office:value="1.49382716049383" calcext:value-type="float">
            <text:p>1.49382716049383</text:p>
          </table:table-cell>
          <table:table-cell table:style-name="ce4" office:value-type="float" office:value="40" calcext:value-type="float">
            <text:p>40</text:p>
          </table:table-cell>
          <table:table-cell table:style-name="ce8" table:formula="of:=([.D14]-[.D$21])^2" office:value-type="float" office:value="1.65306122448979" calcext:value-type="float">
            <text:p>1.65306122448979</text:p>
          </table:table-cell>
          <table:table-cell table:style-name="ce5" office:value-type="float" office:value="43" calcext:value-type="float">
            <text:p>43</text:p>
          </table:table-cell>
          <table:table-cell table:style-name="ce8" table:formula="of:=([.F14]-[.F$21])^2" office:value-type="float" office:value="3.75390625" calcext:value-type="float">
            <text:p>3.75390625</text:p>
          </table:table-cell>
          <table:table-cell table:style-name="ce6" office:value-type="float" office:value="42" calcext:value-type="float">
            <text:p>42</text:p>
          </table:table-cell>
          <table:table-cell table:style-name="ce8" table:formula="of:=([.H14]-[.H$21])^2" office:value-type="float" office:value="17.7602040816327" calcext:value-type="float">
            <text:p>17.7602040816327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15]-[.B$21])^2" office:value-type="float" office:value="0.0493827160493824" calcext:value-type="float">
            <text:p>0.049382716049382</text:p>
          </table:table-cell>
          <table:table-cell table:style-name="ce4" office:value-type="float" office:value="37" calcext:value-type="float">
            <text:p>37</text:p>
          </table:table-cell>
          <table:table-cell table:style-name="ce8" table:formula="of:=([.D15]-[.D$21])^2" office:value-type="float" office:value="18.3673469387755" calcext:value-type="float">
            <text:p>18.3673469387755</text:p>
          </table:table-cell>
          <table:table-cell table:style-name="ce5" office:value-type="float" office:value="42" calcext:value-type="float">
            <text:p>42</text:p>
          </table:table-cell>
          <table:table-cell table:style-name="ce8" table:formula="of:=([.F15]-[.F$21])^2" office:value-type="float" office:value="0.87890625" calcext:value-type="float">
            <text:p>0.87890625</text:p>
          </table:table-cell>
          <table:table-cell table:style-name="ce6" office:value-type="float" office:value="36" calcext:value-type="float">
            <text:p>36</text:p>
          </table:table-cell>
          <table:table-cell table:style-name="ce8" table:formula="of:=([.H15]-[.H$21])^2" office:value-type="float" office:value="3.18877551020408" calcext:value-type="float">
            <text:p>3.18877551020408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16]-[.B$21])^2" office:value-type="float" office:value="10.3827160493827" calcext:value-type="float">
            <text:p>10.3827160493827</text:p>
          </table:table-cell>
          <table:table-cell table:number-columns-repeated="2"/>
          <table:table-cell table:style-name="ce5" office:value-type="float" office:value="42" calcext:value-type="float">
            <text:p>42</text:p>
          </table:table-cell>
          <table:table-cell table:style-name="ce8" table:formula="of:=([.F16]-[.F$21])^2" office:value-type="float" office:value="0.87890625" calcext:value-type="float">
            <text:p>0.878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17]-[.B$21])^2" office:value-type="float" office:value="22.8271604938272" calcext:value-type="float">
            <text:p>22.8271604938272</text:p>
          </table:table-cell>
          <table:table-cell table:number-columns-repeated="2"/>
          <table:table-cell table:style-name="ce5" office:value-type="float" office:value="39" calcext:value-type="float">
            <text:p>39</text:p>
          </table:table-cell>
          <table:table-cell table:style-name="ce8" table:formula="of:=([.F17]-[.F$21])^2" office:value-type="float" office:value="4.25390625" calcext:value-type="float">
            <text:p>4.253906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18]-[.B$21])^2" office:value-type="float" office:value="0.604938271604939" calcext:value-type="float">
            <text:p>0.604938271604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19]-[.B$21])^2" office:value-type="float" office:value="33.3827160493827" calcext:value-type="float">
            <text:p>33.38271604938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Σ</text:p>
          </table:table-cell>
          <table:table-cell table:style-name="ce2" table:formula="of:=SUM([.B2:.B19])" office:value-type="float" office:value="806" calcext:value-type="float">
            <text:p>806</text:p>
          </table:table-cell>
          <table:table-cell table:style-name="ce2" table:formula="of:=SUM([.C2:.C19])" office:value-type="float" office:value="143.111111111111" calcext:value-type="float">
            <text:p>143.111111111111</text:p>
          </table:table-cell>
          <table:table-cell table:style-name="ce9" table:formula="of:=SUM([.D2:.D15])" office:value-type="float" office:value="578" calcext:value-type="float">
            <text:p>578</text:p>
          </table:table-cell>
          <table:table-cell table:style-name="ce2" table:formula="of:=SUM([.E2:.E19])" office:value-type="float" office:value="66.8571428571429" calcext:value-type="float">
            <text:p>66.8571428571429</text:p>
          </table:table-cell>
          <table:table-cell table:style-name="ce2" table:formula="of:=SUM([.F2:.F17])" office:value-type="float" office:value="657" calcext:value-type="float">
            <text:p>657</text:p>
          </table:table-cell>
          <table:table-cell table:style-name="ce2" table:formula="of:=SUM([.G2:.G19])" office:value-type="float" office:value="114.9375" calcext:value-type="float">
            <text:p>114.9375</text:p>
          </table:table-cell>
          <table:table-cell table:style-name="ce2" table:formula="of:=SUM([.H2:.H15])" office:value-type="float" office:value="529" calcext:value-type="float">
            <text:p>529</text:p>
          </table:table-cell>
          <table:table-cell table:style-name="ce2" table:formula="of:=SUM([.I2:.I19])" office:value-type="float" office:value="104.357142857143" calcext:value-type="float">
            <text:p>104.357142857143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.B2:.B19])" office:value-type="float" office:value="44.7777777777778" calcext:value-type="float">
            <text:p>44.7777777777778</text:p>
          </table:table-cell>
          <table:table-cell table:style-name="ce3" table:formula="of:=AVERAGE([.C2:.C19])" office:value-type="float" office:value="7.95061728395062" calcext:value-type="float">
            <text:p>7.95061728395062</text:p>
          </table:table-cell>
          <table:table-cell table:style-name="ce10" table:formula="of:=AVERAGE([.D2:.D15])" office:value-type="float" office:value="41.2857142857143" calcext:value-type="float">
            <text:p>41.2857142857143</text:p>
          </table:table-cell>
          <table:table-cell table:style-name="ce3" table:formula="of:=AVERAGE([.E2:.E19])" office:value-type="float" office:value="4.77551020408163" calcext:value-type="float">
            <text:p>4.77551020408163</text:p>
          </table:table-cell>
          <table:table-cell table:style-name="ce12" table:formula="of:=AVERAGE([.F2:.F17])" office:value-type="float" office:value="41.0625" calcext:value-type="float">
            <text:p>41.0625</text:p>
          </table:table-cell>
          <table:table-cell table:style-name="ce3" table:formula="of:=AVERAGE([.G2:.G19])" office:value-type="float" office:value="7.18359375" calcext:value-type="float">
            <text:p>7.18359375</text:p>
          </table:table-cell>
          <table:table-cell table:style-name="ce12" table:formula="of:=AVERAGE([.H2:.H15])" office:value-type="float" office:value="37.7857142857143" calcext:value-type="float">
            <text:p>37.7857142857143</text:p>
          </table:table-cell>
          <table:table-cell table:style-name="ce3" table:formula="of:=AVERAGE([.I2:.I19])" office:value-type="float" office:value="7.45408163265306" calcext:value-type="float">
            <text:p>7.45408163265306</text:p>
          </table:table-cell>
        </table:table-row>
        <table:table-row table:style-name="ro1">
          <table:table-cell/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squares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([.B23]-[.B$86])^2" office:value-type="float" office:value="0.203954214360043" calcext:value-type="float">
            <text:p>0.203954214360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([.B24]-[.B$86])^2" office:value-type="float" office:value="2.39750260145681" calcext:value-type="float">
            <text:p>2.39750260145681</text:p>
          </table:table-cell>
          <table:table-cell/>
          <table:table-cell office:value-type="string" calcext:value-type="string">
            <text:p>SSW</text:p>
          </table:table-cell>
          <table:table-cell table:formula="of:=[.C20]+[.E20]+[.G20]+[.I20]" office:value-type="float" office:value="429.262896825397" calcext:value-type="float">
            <text:p>429.262896825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25]-[.B$86])^2" office:value-type="float" office:value="12.5910509885536" calcext:value-type="float">
            <text:p>12.5910509885536</text:p>
          </table:table-cell>
          <table:table-cell/>
          <table:table-cell office:value-type="string" calcext:value-type="string">
            <text:p>SST</text:p>
          </table:table-cell>
          <table:table-cell table:formula="of:=SUM([.C23:.C84])" office:value-type="float" office:value="819.354838709678" calcext:value-type="float">
            <text:p>819.3548387096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26]-[.B$86])^2" office:value-type="float" office:value="6.4942767950052" calcext:value-type="float">
            <text:p>6.4942767950052</text:p>
          </table:table-cell>
          <table:table-cell/>
          <table:table-cell office:value-type="string" calcext:value-type="string">
            <text:p>SSB</text:p>
          </table:table-cell>
          <table:table-cell table:formula="of:=[.F25]-[.F24]" office:value-type="float" office:value="390.091941884281" calcext:value-type="float">
            <text:p>390.09194188428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([.B27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28]-[.B$86])^2" office:value-type="float" office:value="42.8813735691987" calcext:value-type="float">
            <text:p>42.8813735691987</text:p>
          </table:table-cell>
          <table:table-cell/>
          <table:table-cell office:value-type="string" calcext:value-type="string">
            <text:p>SSB degrees of freedom</text:p>
          </table:table-cell>
          <table:table-cell/>
          <table:table-cell table:formula="of:=4-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([.B29]-[.B$86])^2" office:value-type="float" office:value="56.9781477627471" calcext:value-type="float">
            <text:p>56.9781477627471</text:p>
          </table:table-cell>
          <table:table-cell/>
          <table:table-cell office:value-type="string" calcext:value-type="string">
            <text:p>SSW degrees of freedom</text:p>
          </table:table-cell>
          <table:table-cell/>
          <table:table-cell table:formula="of:=62-4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30]-[.B$86])^2" office:value-type="float" office:value="42.8813735691987" calcext:value-type="float">
            <text:p>42.8813735691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31]-[.B$86])^2" office:value-type="float" office:value="30.7845993756503" calcext:value-type="float">
            <text:p>30.7845993756503</text:p>
          </table:table-cell>
          <table:table-cell/>
          <table:table-cell office:value-type="string" calcext:value-type="string">
            <text:p>F</text:p>
          </table:table-cell>
          <table:table-cell table:formula="of:=([.F26]/[.G28])/([.F24]/[.G29])" office:value-type="float" office:value="17.5691344368943" calcext:value-type="float">
            <text:p>17.5691344368943</text:p>
          </table:table-cell>
          <table:table-cell office:value-type="string" calcext:value-type="string">
            <text:p>(SSB/SSBdegrees) / (SSW / SSWdegrees)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32]-[.B$86])^2" office:value-type="float" office:value="12.5910509885536" calcext:value-type="float">
            <text:p>12.591050988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([.B33]-[.B$86])^2" office:value-type="float" office:value="30.7845993756503" calcext:value-type="float">
            <text:p>30.7845993756503</text:p>
          </table:table-cell>
          <table:table-cell/>
          <table:table-cell office:value-type="string" calcext:value-type="string">
            <text:p>statistical signific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34]-[.B$86])^2" office:value-type="float" office:value="12.5910509885536" calcext:value-type="float">
            <text:p>12.5910509885536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([.B35]-[.B$86])^2" office:value-type="float" office:value="20.687825182102" calcext:value-type="float">
            <text:p>20.687825182102</text:p>
          </table:table-cell>
          <table:table-cell office:value-type="string" calcext:value-type="string">
            <text:p>Fc</text:p>
          </table:table-cell>
          <table:table-cell office:value-type="float" office:value="2.2" calcext:value-type="float">
            <text:p>2.2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2.2" calcext:value-type="float">
            <text:p>2.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([.B36]-[.B$86])^2" office:value-type="float" office:value="12.5910509885536" calcext:value-type="float">
            <text:p>12.5910509885536</text:p>
          </table:table-cell>
          <table:table-cell table:style-name="ce11" office:value-type="string" calcext:value-type="string">
            <text:p><text:a xlink:href="http://www.socr.ucla.edu/Applets.dir/F_Table.html?fbclid=IwAR1hgzdHBlCX-5nRMhvcJLYtaBgPkKFhpm1Xryy-0C2UDW-CVhVNIL5YUhY#FTable0.01" xlink:type="simple">http://www.socr.ucla.edu/Applets.dir/F_Table.html?fbclid=IwAR1hgzdHBlCX-5nRMhvcJLYtaBgPkKFhpm1Xryy-0C2UDW-CVhVNIL5YUhY#FTable0.01</text:a></text:p>
          </table:table-cell>
          <table:table-cell table:number-columns-repeated="4" office:value-type="string" calcext:value-type="string">
            <text:p>FAŁSZ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([.B37]-[.B$86])^2" office:value-type="float" office:value="42.8813735691987" calcext:value-type="float">
            <text:p>42.8813735691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([.B38]-[.B$86])^2" office:value-type="float" office:value="2.10718002081166" calcext:value-type="float">
            <text:p>2.10718002081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([.B39]-[.B$86])^2" office:value-type="float" office:value="6.4942767950052" calcext:value-type="float">
            <text:p>6.4942767950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([.B40]-[.B$86])^2" office:value-type="float" office:value="6.01040582726327" calcext:value-type="float">
            <text:p>6.0104058272632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formula="of:=([.B41]-[.B$86])^2" office:value-type="float" office:value="6.4942767950052" calcext:value-type="float">
            <text:p>6.494276795005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formula="of:=([.B42]-[.B$86])^2" office:value-type="float" office:value="2.10718002081166" calcext:value-type="float">
            <text:p>2.107180020811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formula="of:=([.B43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formula="of:=([.B44]-[.B$86])^2" office:value-type="float" office:value="2.39750260145681" calcext:value-type="float">
            <text:p>2.397502601456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1" calcext:value-type="float">
            <text:p>41</text:p>
          </table:table-cell>
          <table:table-cell table:formula="of:=([.B45]-[.B$86])^2" office:value-type="float" office:value="0.203954214360043" calcext:value-type="float">
            <text:p>0.203954214360043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formula="of:=([.B46]-[.B$86])^2" office:value-type="float" office:value="2.39750260145681" calcext:value-type="float">
            <text:p>2.397502601456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formula="of:=([.B47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formula="of:=([.B48]-[.B$86])^2" office:value-type="float" office:value="2.10718002081166" calcext:value-type="float">
            <text:p>2.107180020811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3" calcext:value-type="float">
            <text:p>43</text:p>
          </table:table-cell>
          <table:table-cell table:formula="of:=([.B49]-[.B$86])^2" office:value-type="float" office:value="2.39750260145681" calcext:value-type="float">
            <text:p>2.39750260145681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formula="of:=([.B50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4" calcext:value-type="float">
            <text:p>44</text:p>
          </table:table-cell>
          <table:table-cell table:formula="of:=([.B51]-[.B$86])^2" office:value-type="float" office:value="6.4942767950052" calcext:value-type="float">
            <text:p>6.4942767950052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2" calcext:value-type="float">
            <text:p>42</text:p>
          </table:table-cell>
          <table:table-cell table:formula="of:=([.B52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40" calcext:value-type="float">
            <text:p>40</text:p>
          </table:table-cell>
          <table:table-cell table:formula="of:=([.B53]-[.B$86])^2" office:value-type="float" office:value="2.10718002081166" calcext:value-type="float">
            <text:p>2.10718002081166</text:p>
          </table:table-cell>
          <table:table-cell table:number-columns-repeated="6"/>
        </table:table-row>
        <table:table-row table:style-name="ro1">
          <table:table-cell/>
          <table:table-cell table:style-name="ce4" office:value-type="float" office:value="37" calcext:value-type="float">
            <text:p>37</text:p>
          </table:table-cell>
          <table:table-cell table:formula="of:=([.B54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formula="of:=([.B55]-[.B$86])^2" office:value-type="float" office:value="2.39750260145681" calcext:value-type="float">
            <text:p>2.3975026014568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formula="of:=([.B56]-[.B$86])^2" office:value-type="float" office:value="2.10718002081166" calcext:value-type="float">
            <text:p>2.1071800208116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2" calcext:value-type="float">
            <text:p>42</text:p>
          </table:table-cell>
          <table:table-cell table:formula="of:=([.B57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formula="of:=([.B58]-[.B$86])^2" office:value-type="float" office:value="0.203954214360043" calcext:value-type="float">
            <text:p>0.20395421436004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1" calcext:value-type="float">
            <text:p>41</text:p>
          </table:table-cell>
          <table:table-cell table:formula="of:=([.B59]-[.B$86])^2" office:value-type="float" office:value="0.203954214360043" calcext:value-type="float">
            <text:p>0.20395421436004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formula="of:=([.B60]-[.B$86])^2" office:value-type="float" office:value="6.01040582726327" calcext:value-type="float">
            <text:p>6.01040582726327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table:formula="of:=([.B61]-[.B$86])^2" office:value-type="float" office:value="12.5910509885536" calcext:value-type="float">
            <text:p>12.591050988553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8" calcext:value-type="float">
            <text:p>38</text:p>
          </table:table-cell>
          <table:table-cell table:formula="of:=([.B62]-[.B$86])^2" office:value-type="float" office:value="11.9136316337149" calcext:value-type="float">
            <text:p>11.9136316337149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0" calcext:value-type="float">
            <text:p>40</text:p>
          </table:table-cell>
          <table:table-cell table:formula="of:=([.B63]-[.B$86])^2" office:value-type="float" office:value="2.10718002081166" calcext:value-type="float">
            <text:p>2.1071800208116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5" calcext:value-type="float">
            <text:p>45</text:p>
          </table:table-cell>
          <table:table-cell table:formula="of:=([.B64]-[.B$86])^2" office:value-type="float" office:value="12.5910509885536" calcext:value-type="float">
            <text:p>12.5910509885536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4" calcext:value-type="float">
            <text:p>34</text:p>
          </table:table-cell>
          <table:table-cell table:formula="of:=([.B65]-[.B$86])^2" office:value-type="float" office:value="55.5265348595214" calcext:value-type="float">
            <text:p>55.5265348595214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formula="of:=([.B66]-[.B$86])^2" office:value-type="float" office:value="2.39750260145681" calcext:value-type="float">
            <text:p>2.3975026014568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3" calcext:value-type="float">
            <text:p>43</text:p>
          </table:table-cell>
          <table:table-cell table:formula="of:=([.B67]-[.B$86])^2" office:value-type="float" office:value="2.39750260145681" calcext:value-type="float">
            <text:p>2.3975026014568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2" calcext:value-type="float">
            <text:p>42</text:p>
          </table:table-cell>
          <table:table-cell table:formula="of:=([.B68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42" calcext:value-type="float">
            <text:p>42</text:p>
          </table:table-cell>
          <table:table-cell table:formula="of:=([.B69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float" office:value="39" calcext:value-type="float">
            <text:p>39</text:p>
          </table:table-cell>
          <table:table-cell table:formula="of:=([.B70]-[.B$86])^2" office:value-type="float" office:value="6.01040582726327" calcext:value-type="float">
            <text:p>6.0104058272632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4" calcext:value-type="float">
            <text:p>34</text:p>
          </table:table-cell>
          <table:table-cell table:formula="of:=([.B71]-[.B$86])^2" office:value-type="float" office:value="55.5265348595214" calcext:value-type="float">
            <text:p>55.5265348595214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formula="of:=([.B72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formula="of:=([.B73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41" calcext:value-type="float">
            <text:p>41</text:p>
          </table:table-cell>
          <table:table-cell table:formula="of:=([.B74]-[.B$86])^2" office:value-type="float" office:value="0.203954214360043" calcext:value-type="float">
            <text:p>0.203954214360043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formula="of:=([.B75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9" calcext:value-type="float">
            <text:p>39</text:p>
          </table:table-cell>
          <table:table-cell table:formula="of:=([.B76]-[.B$86])^2" office:value-type="float" office:value="6.01040582726327" calcext:value-type="float">
            <text:p>6.0104058272632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formula="of:=([.B77]-[.B$86])^2" office:value-type="float" office:value="29.7200832466181" calcext:value-type="float">
            <text:p>29.7200832466181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41" calcext:value-type="float">
            <text:p>41</text:p>
          </table:table-cell>
          <table:table-cell table:formula="of:=([.B78]-[.B$86])^2" office:value-type="float" office:value="0.203954214360043" calcext:value-type="float">
            <text:p>0.203954214360043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formula="of:=([.B79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formula="of:=([.B80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7" calcext:value-type="float">
            <text:p>37</text:p>
          </table:table-cell>
          <table:table-cell table:formula="of:=([.B81]-[.B$86])^2" office:value-type="float" office:value="19.8168574401665" calcext:value-type="float">
            <text:p>19.8168574401665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3" calcext:value-type="float">
            <text:p>33</text:p>
          </table:table-cell>
          <table:table-cell table:formula="of:=([.B82]-[.B$86])^2" office:value-type="float" office:value="71.429760665973" calcext:value-type="float">
            <text:p>71.429760665973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42" calcext:value-type="float">
            <text:p>42</text:p>
          </table:table-cell>
          <table:table-cell table:formula="of:=([.B83]-[.B$86])^2" office:value-type="float" office:value="0.300728407908427" calcext:value-type="float">
            <text:p>0.300728407908427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float" office:value="36" calcext:value-type="float">
            <text:p>36</text:p>
          </table:table-cell>
          <table:table-cell table:formula="of:=([.B84]-[.B$86])^2" office:value-type="float" office:value="29.7200832466181" calcext:value-type="float">
            <text:p>29.72008324661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m:</text:p>
          </table:table-cell>
          <table:table-cell table:style-name="Default" table:formula="of:=SUM([.B23:.B84])" office:value-type="float" office:value="2570" calcext:value-type="float">
            <text:p>2570</text:p>
          </table:table-cell>
          <table:table-cell table:style-name="Default" table:formula="of:=SUM([.C23:.C84])" office:value-type="float" office:value="819.354838709678" calcext:value-type="float">
            <text:p>819.3548387096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an:</text:p>
          </table:table-cell>
          <table:table-cell table:style-name="Default" table:formula="of:=AVERAGE([.B23:.B84])" office:value-type="float" office:value="41.4516129032258" calcext:value-type="float">
            <text:p>41.4516129032258</text:p>
          </table:table-cell>
          <table:table-cell table:style-name="Default" table:formula="of:=AVERAGE([.C23:.C84])" office:value-type="float" office:value="13.2154006243496" calcext:value-type="float">
            <text:p>13.215400624349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2T00:52:06.936121345</dc:date>
    <meta:editing-duration>PT13M30S</meta:editing-duration>
    <meta:editing-cycles>2</meta:editing-cycles>
    <meta:generator>LibreOffice/6.1.6.3$Linux_X86_64 LibreOffice_project/10$Build-3</meta:generator>
    <meta:document-statistic meta:table-count="1" meta:cell-count="310" meta:object-count="0"/>
  </office:meta>
</office:document-meta>
</file>